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 Titl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text:a xlink:type="simple" xlink:href="#__RefHeading___Toc192_2725173455" text:style-name="Index_20_Link" text:visited-style-name="Index_20_Link">Introduction<text:tab/>1</text:a></text:p>
          <text:p text:style-name="P1"><text:a xlink:type="simple" xlink:href="#__RefHeading___Toc194_2725173455" text:style-name="Index_20_Link" text:visited-style-name="Index_20_Link">Rationale<text:tab/>1</text:a></text:p>
          <text:p text:style-name="P1"><text:a xlink:type="simple" xlink:href="#__RefHeading___Toc196_2725173455" text:style-name="Index_20_Link" text:visited-style-name="Index_20_Link">Discussion<text:tab/>2</text:a></text:p>
          <text:p text:style-name="P2"><text:a xlink:type="simple" xlink:href="#__RefHeading___Toc198_2725173455" text:style-name="Index_20_Link" text:visited-style-name="Index_20_Link">Pros and cons<text:tab/>2</text:a></text:p>
          <text:p text:style-name="P2"><text:a xlink:type="simple" xlink:href="#__RefHeading___Toc200_2725173455" text:style-name="Index_20_Link" text:visited-style-name="Index_20_Link">Follow-up<text:tab/>2</text:a></text:p>
        </text:index-body>
      </text:table-of-content>
      <text:h text:style-name="Heading_20_1" text:outline-level="1"><text:bookmark-start text:name="__RefHeading___Toc192_2725173455"/>Introduction<text:bookmark-end text:name="__RefHeading___Toc192_2725173455"/></text:h>
      <text:p text:style-name="Text_20_body">Lorem ipsum dolor sit amet, consectetuer adipiscing elit. Vestibulum placerat. Donec accumsan pulvinar purus. Cum sociis natoque penatibus et magnis dis parturient montes, nascetur ridiculus mus. Maecenas ornare. Proin dui leo, dictum ut, sodales ac, congue in, magna. Class aptent taciti sociosqu ad litora torquent per conubia nostra, per inceptos hymenaeos. Integer tincidunt, velit placerat pulvinar ultrices, neque libero tincidunt massa, consequat ornare velit turpis vitae augue.</text:p>
      <text:p text:style-name="Text_20_body">Phasellus sit amet dignissim mi, non venenatis lorem. Ut eu facilisis lectus. Maecenas at tempus velit. Donec ultricies tellus vel semper hendrerit. Aenean congue, tellus dapibus luctus consectetur, ex quam dictum ipsum, at lobortis ipsum nisl ac tellus.</text:p>
      <text:p text:style-name="Text_20_body">Quisque eget augue blandit, venenatis quam nec, commodo enim. Aliquam vitae urna a sapien aliquet laoreet. Pellentesque ut mi lobortis, tristique libero sagittis, vulputate metus. Cras eget sapien suscipit eros tempus fringilla. Praesent ut fermentum nunc. Mauris id lacinia tortor. Suspendisse sit amet feugiat eros. Curabitur venenatis rutrum nisi ac venenatis. Nullam vel ligula eu nunc hendrerit congue. Etiam mattis justo id nibh tristique, sed viverra purus ornare.</text:p>
      <text:h text:style-name="Heading_20_1" text:outline-level="1"><text:bookmark-start text:name="__RefHeading___Toc194_2725173455"/>Rationale<text:bookmark-end text:name="__RefHeading___Toc194_2725173455"/></text:h>
      <text:p text:style-name="Text_20_body">Sed nec tortor. Proin hendrerit posuere ligula. Praesent quis nunc id dui venenatis malesuada. Sed dapibus nisi non arcu. Donec a risus. Maecenas ac augue. Etiam condimentum pellentesque neque. Mauris a erat. Integer vestibulum elit. Praesent mi turpis, congue at, iaculis sagittis, laoreet a, nisl. Integer quis magna quis nibh euismod varius. Nullam libero ipsum, dapibus eu, ultricies ut, venenatis in, neque. Praesent fringilla ultrices elit. Integer scelerisque elit ac dui bibendum venenatis. Etiam vitae est sed nunc dapibus sagittis.</text:p>
      <text:p text:style-name="Text_20_body">Praesent ac nibh. Etiam mi. Nullam ante mauris, tempus quis, hendrerit eget, tincidunt ac, nisi. Pellentesque molestie nonummy velit. Nunc ipsum diam, posuere et, dapibus in, adipiscing quis, justo. Nam erat. Integer quis magna quis nibh euismod varius. Nullam libero ipsum, dapibus eu, ultricies ut, venenatis in, neque. Praesent fringilla ultrices elit. Integer scelerisque elit ac dui bibendum venenatis. Cum sociis natoque penatibus et magnis dis parturient montes, nascetur ridiculus mus. Etiam vitae est sed nunc.</text:p>
      <text:h text:style-name="Heading_20_1" text:outline-level="1"><text:bookmark-start text:name="__RefHeading___Toc196_2725173455"/><text:soft-page-break/>Discussion<text:bookmark-end text:name="__RefHeading___Toc196_2725173455"/></text:h>
      <text:p text:style-name="Text_20_body">Proin vitae sem non lacus laoreet egestas non in dui. Morbi sit amet ipsum vitae diam mattis tempor. Morbi nec iaculis mauris. Sed varius ligula at lorem pulvinar convallis. Proin non quam sed lorem pharetra ullamcorper a ut massa. Curabitur tincidunt arcu id lorem mollis aliquam. Mauris sodales elit et lectus accumsan pharetra. Nullam nunc massa, scelerisque a tempus a, blandit ac magna.</text:p>
      <text:p text:style-name="Text_20_body">Pellentesque habitant morbi tristique senectus et netus et malesuada fames ac turpis egestas. Sed ut nulla id dolor tristique facilisis. Nam nec ligula elit. Nunc id viverra metus. Fusce ultrices tincidunt est, congue ultricies est tempor ac. Fusce dapibus viverra ullamcorper. Morbi eros urna, semper non malesuada vitae, imperdiet vitae leo. Integer convallis sagittis massa ut ultricies. Aliquam erat volutpat. Aliquam tortor elit, semper ac elementum nec, iaculis vel elit. Proin varius, nibh non vehicula eleifend, nunc erat euismod erat, in tempus orci magna eu odio. Proin sagittis posuere erat, sed placerat felis malesuada nec.</text:p>
      <text:h text:style-name="Heading_20_2" text:outline-level="2"><text:bookmark-start text:name="__RefHeading___Toc198_2725173455"/>Pros and cons<text:bookmark-end text:name="__RefHeading___Toc198_2725173455"/></text:h>
      <text:p text:style-name="Text_20_body">Donec tristique ullamcorper ipsum, id sodales metus pharetra sit amet:</text:p>
      <text:p text:style-name="List_20_1">- Pellentesque habitant morbi tristique senectus et netus et malesuada fames ac turpis egestas.</text:p>
      <text:p text:style-name="List_20_1">- Nullam sollicitudin nulla ornare magna consectetur eget cursus est rutrum. Nam in nibh quam. Mauris in cursus nulla.</text:p>
      <text:p text:style-name="List_20_1">- Quisque tincidunt facilisis libero sed lacinia. Vestibulum ligula augue, sagittis a aliquet vel, ultricies nec mi.</text:p>
      <text:p text:style-name="List_20_1">- Cem sociis natoque penatibus et magnis dis parturient montes, nascetur ridiculus mus. Vestibulum vehicula rhoncus purus sit amet dapibus.</text:p>
      <text:p text:style-name="Text_20_body">Aenean velit purus, pharetra at ipsum vel, laoreet elementum elit. Suspendisse eleifend odio libero. Donec nec risus gravida, malesuada nibh at, interdum sapien.</text:p>
      <text:p text:style-name="Text_20_body">Cras eget sapien suscipit eros tempus fringilla.</text:p>
      <text:p text:style-name="Text_20_body">Etiam auctor sed tellus ac dictum. Ut nec tempor ante, non pellentesque urna. Etiam nisl nulla, hendrerit nec mollis non, laoreet vitae neque. Suspendisse in laoreet eros.</text:p>
      <text:p text:style-name="Text_20_body">Duis id neque erat, ornare sollicitudin sem. Sed auctor porta massa, in gravida lectus luctus sed. Sed facilisis lobortis porta. Vestibulum at velit eu ante scelerisque mollis. Vestibulum at ipsum in mi blandit rutrum. Integer tincidunt sapien eu nisi mollis viverra at sit amet nibh. Proin tincidunt vestibulum hendrerit.</text:p>
      <text:h text:style-name="Heading_20_2" text:outline-level="2"><text:bookmark-start text:name="__RefHeading___Toc200_2725173455"/>Follow-up<text:bookmark-end text:name="__RefHeading___Toc200_2725173455"/></text:h>
      <text:p text:style-name="Text_20_body">Mauris mattis, dui id ultricies luctus, lectus elit rhoncus ex, in volutpat urna odio ut diam. Vestibulum luctus nec lacus ut gravida. Integer egestas accumsan placerat. Vestibulum nec elit turpis. Quisque vitae arcu eu ex accumsan auctor vel ac odio. Aenean quam nibh, vestibulum at erat tincidunt, tristique suscipit lacus. Phasellus sit amet dignissim mi, non venenatis lorem. Ut eu facilisis lectus. Maecenas at <text:soft-page-break/>tempus velit. Donec ultricies tellus vel semper hendrerit. Aenean congue, tellus dapibus luctus consectetur, ex quam dictum ipsum, at lobortis ipsum nisl ac tellus.</text:p>
      <text:p text:style-name="Text_20_body">Fusce iaculis tellus non nunc tempus, sit amet imperdiet velit tincidunt. Nunc eget ipsum in purus tincidunt blandit sed in sem. Nunc sagittis vehicula convallis. Donec iaculis porttitor tellus, ut accumsan diam iaculis vitae. Suspendisse et mollis massa. Vivamus rutrum auctor laoreet. Duis egestas luctus ipsum, vel vehicula metus lobortis eu. Sed varius sapien eu felis lacinia, a ullamcorper urna tincidunt. Nam a justo ac diam fermentum lobortis. Vivamus risus nisl, vulputate sit amet enim vel, interdum fringilla tellus. Nulla sollicitudin imperdiet ultricies. Nam nisl justo, ornare id nisl vel, aliquet gravida tellus.</text:p>
      <text:p text:style-name="Text_20_body">Morbi scelerisque id lacus et pulvinar. Nullam maximus suscipit eros a interdum. Class aptent taciti sociosqu ad litora torquent per conubia nostra, per inceptos himenaeos. Interdum et malesuada fames ac ante ipsum primis in faucibus. Cras bibendum lorem vel finibus posuere. Nulla a massa ullamcorper, sodales nisi at, congue ante. Nulla elit risus, viverra eget viverra eget, porta in lectus. Suspendisse scelerisque volutpat sem, varius pulvinar dolor efficitur tempus. Pellentesque in dictum leo. Etiam at bibendum mi. Cras et elit blandit, mattis augue at, euismod jus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 style:display-name="List 1" style:family="paragraph" style:parent-style-name="List" style:class="list">
      <style:paragraph-properties fo:margin-left="0.4098in" fo:margin-right="0in" fo:margin-top="0in" fo:margin-bottom="0.0835in" style:contextual-spacing="false"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1T09:00:58.995610913</meta:creation-date>
    <dc:date>2023-05-21T15:18:23.893685635</dc:date>
    <meta:editing-duration>PT6H17M25S</meta:editing-duration>
    <meta:editing-cycles>2</meta:editing-cycles>
    <meta:generator>LibreOffice/7.5.3.2$Linux_X86_64 LibreOffice_project/50$Build-2</meta:generator>
    <meta:document-statistic meta:table-count="0" meta:image-count="0" meta:object-count="0" meta:page-count="3" meta:paragraph-count="31" meta:word-count="963" meta:character-count="6462" meta:non-whitespace-character-count="5530"/>
  </office:meta>
</office:document-meta>
</file>